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text-properties fo:language="pt" fo:country="BR" style:font-name-complex="Arial"/>
    </style:style>
    <style:style style:name="P12" style:family="paragraph" style:parent-style-name="Text_20_body">
      <style:paragraph-properties fo:margin-top="0.199cm" fo:margin-bottom="0.199cm"/>
    </style:style>
    <style:style style:name="P13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4" style:family="paragraph" style:parent-style-name="Text_20_body">
      <style:paragraph-properties fo:margin-left="0cm" fo:margin-right="0cm" fo:margin-top="0.199cm" fo:margin-bottom="0.199cm" fo:orphans="2" fo:widows="2" fo:text-indent="1.199cm" style:auto-text-indent="false" style:writing-mode="lr-tb"/>
    </style:style>
    <style:style style:name="P15" style:family="paragraph" style:parent-style-name="Text_20_body">
      <style:paragraph-properties fo:margin-left="0cm" fo:margin-right="0cm" fo:margin-top="0.199cm" fo:margin-bottom="0.199cm" fo:orphans="2" fo:widows="2" fo:text-indent="1.199cm" style:auto-text-indent="false" style:writing-mode="lr-tb"/>
      <style:text-properties style:use-window-font-color="true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6" style:family="paragraph" style:parent-style-name="Text_20_body">
      <style:paragraph-properties fo:margin-left="0cm" fo:margin-right="0cm" fo:margin-top="0.199cm" fo:margin-bottom="0.199cm" fo:orphans="2" fo:widows="2" fo:text-indent="0cm" style:auto-text-indent="false" style:writing-mode="lr-tb"/>
      <style:text-properties style:font-name-complex="Arial"/>
    </style:style>
    <style:style style:name="P17" style:family="paragraph" style:parent-style-name="Text_20_body">
      <style:paragraph-properties fo:margin-top="0.199cm" fo:margin-bottom="0.199cm" fo:orphans="2" fo:widows="2" style:writing-mode="lr-tb"/>
      <style:text-properties style:use-window-font-color="true" style:text-outline="false" style:text-line-through-style="none" style:font-name="Tahoma1" fo:font-size="10pt" fo:language="pt" fo:country="BR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8" style:family="paragraph" style:parent-style-name="Text_20_body">
      <style:paragraph-properties fo:margin-left="0cm" fo:margin-right="0cm" fo:margin-top="0.199cm" fo:margin-bottom="0.199cm" fo:orphans="2" fo:widows="2" fo:text-indent="1.199cm" style:auto-text-indent="false" style:writing-mode="lr-tb"/>
    </style:style>
    <style:style style:name="P19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21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fo:language="pt" fo:country="BR"/>
    </style:style>
    <style:style style:name="T3" style:family="text">
      <style:text-properties fo:language="pt" fo:country="BR" style:font-name-complex="Arial"/>
    </style:style>
    <style:style style:name="T4" style:family="text">
      <style:text-properties style:font-name-complex="Arial"/>
    </style:style>
    <style:style style:name="T5" style:family="text">
      <style:text-properties style:text-outline="false" style:text-line-through-style="none" style:font-name="Arial1" fo:font-style="normal" fo:text-shadow="none" style:text-underline-style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fo:language="pt" fo:country="BR" style:language-complex="ar" style:country-complex="SA"/>
    </style:style>
    <style:style style:name="T9" style:family="text">
      <style:text-properties style:use-window-font-color="true" style:text-outline="false" style:text-line-through-style="none" style:font-name="Tahoma1" fo:font-size="10pt" fo:language="pt" fo:country="BR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font-name="Tahoma1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font-name="Tahoma1" fo:font-size="10pt" style:font-size-asian="10pt" style:font-size-complex="10pt"/>
    </style:style>
    <style:style style:name="T12" style:family="text">
      <style:text-properties style:font-name-asian="Times New Roman"/>
    </style:style>
    <style:style style:name="T13" style:family="text">
      <style:text-properties style:font-size-asian="12pt"/>
    </style:style>
    <style:style style:name="T14" style:family="text">
      <style:text-properties style:font-name-complex="Times New Roman"/>
    </style:style>
    <style:style style:name="T15" style:family="text">
      <style:text-properties style:font-size-complex="12pt"/>
    </style:style>
    <style:style style:name="T16" style:family="text">
      <style:text-properties style:language-complex="ar" style:country-complex="S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7">Food Delivery Web</text:p>
      <text:list xml:id="list33530771" text:style-name="L1">
        <text:list-header>
          <text:p text:style-name="P20">Especificação de Caso de Uso</text:p>
        </text:list-header>
      </text:list>
      <text:p text:style-name="P4"/>
      <text:p text:style-name="P3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2">15/10/09</text:p>
          </table:table-cell>
          <table:table-cell table:style-name="Tabela1.B2" office:value-type="float" office:value="1">
            <text:p text:style-name="P2">1</text:p>
          </table:table-cell>
          <table:table-cell table:style-name="Tabela1.C2" office:value-type="string">
            <text:p text:style-name="P2">Criação do documento de caso de uso “Solicitar Pedido<text:span text:style-name="T5">”</text:span>.</text:p>
          </table:table-cell>
          <table:table-cell table:style-name="Tabela1.D2" office:value-type="string">
            <text:p text:style-name="P2">paulodaniel</text:p>
          </table:table-cell>
        </table:table-row>
        <table:table-row table:style-name="Tabela1.1">
          <table:table-cell table:style-name="Tabela1.C2" office:value-type="string">
            <text:p text:style-name="P2"/>
          </table:table-cell>
          <table:table-cell table:style-name="Tabela1.C2" office:value-type="string">
            <text:p text:style-name="P2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</table:table>
      <text:p text:style-name="Text_20_body"/>
      <text:p text:style-name="P10">Solicitar Pedido</text:p>
      <text:h text:style-name="P21" text:outline-level="1">Breve Descrição</text:h>
      <text:p text:style-name="P5"><text:tab/><text:span text:style-name="T11">Este caso de uso é utilizado para demonstrar que o cliente poderá solicitar o pedido a um estabelecimento a qualquer momento, respeitando as datas e horário de funcionamento do estabelecimento.</text:span></text:p>
      <text:h text:style-name="P21" text:outline-level="1">Referências </text:h>
      <text:p text:style-name="Text_20_body">Não há.</text:p>
      <text:h text:style-name="P21" text:outline-level="1">Atores</text:h>
      <text:p text:style-name="Text_20_body">Cliente.</text:p>
      <text:h text:style-name="P21" text:outline-level="1">Pré-condições</text:h>
      <text:p text:style-name="Text_20_body">Realizar login no sistema.</text:p>
      <text:h text:style-name="P21" text:outline-level="1">Fluxos de Eventos</text:h>
      <text:h text:style-name="Heading_20_2" text:outline-level="2">Fluxo Básico</text:h>
      <text:p text:style-name="Text_20_body">Este caso de uso começa quando o ator seleciona a opção Solicitar Pedido no menu:</text:p>
      <text:p text:style-name="P6"><text:tab/>1. O sistema apresenta ao usuário um painel de controle com uma grade contendo o nome, especialidade e horário de funcionamento dos estabelecimentos.</text:p>
      <text:p text:style-name="P12">2. O caso de uso se encerra. </text:p>
      <text:h text:style-name="Heading_20_2" text:outline-level="2">Fluxos Alternativos</text:h>
      <text:p text:style-name="P11">A1 – Finalizar Pedido</text:p>
      <text:p text:style-name="Text_20_body">No passo 1 do fluxo básico: </text:p>
      <text:p text:style-name="P12"><text:soft-page-break/>1. O ator seleciona, na grade de estabelecimentos, a linha que contém o estabelecimento desejado.</text:p>
      <text:p text:style-name="P13">2. O sistema exibe um formulário contendo todos os pratos oferecidos, juntamente com seus preços, disponibilidades e formas de pagamento.</text:p>
      <text:p text:style-name="P13">3. O ator informa o(s) prato(s) desejado(s), juntamente com a quantidade e forma de pagamento.</text:p>
      <text:p text:style-name="P14"><text:span text:style-name="T7">4. O ator clica no ícone finalizar pedido.</text:span></text:p>
      <text:p text:style-name="P15">5. O sistema inclui os dados do pedido na base de dados e exibe a mensagem “Pedido realizado com sucesso”.</text:p>
      <text:p text:style-name="P15">6. O sistema envia um e-mail para o estabelecimento, a fim de notificá-lo do pedido realizado.</text:p>
      <text:p text:style-name="P14"><text:span text:style-name="T7">7. O sistema r</text:span><text:span text:style-name="T3">etorna ao passo 1 do fluxo básico</text:span><text:span text:style-name="T4">. </text:span></text:p>
      <text:p text:style-name="P16"/>
      <text:h text:style-name="P21" text:outline-level="1">Pontos de Extensão</text:h>
      <text:p text:style-name="Text_20_body"><text:span text:style-name="T9">Não há</text:span>.</text:p>
      <text:h text:style-name="P21" text:outline-level="1">Casos de Uso Incluídos</text:h>
      <text:p text:style-name="P17">Não há.</text:p>
      <text:h text:style-name="P21" text:outline-level="1">Pós-Condições</text:h>
      <text:p text:style-name="Text_20_body">Não há. </text:p>
      <text:h text:style-name="P21" text:outline-level="1">Outros Diagramas</text:h>
      <text:p text:style-name="Text_20_body">Não há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4 - Solicitar pedi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4 - Solicitar pedi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7T13:46:37.65</dc:date>
    <meta:editing-cycles>54</meta:editing-cycles>
    <meta:editing-duration>PT01H27M33S</meta:editing-duration>
    <meta:generator>BrOffice.org/3.1$Win32 OpenOffice.org_project/310m19$Build-9420</meta:generator>
    <dc:creator>Paulo </dc:creator>
    <meta:document-statistic meta:table-count="1" meta:image-count="0" meta:object-count="0" meta:page-count="2" meta:paragraph-count="45" meta:word-count="280" meta:character-count="1627"/>
    <meta:user-defined meta:name="ReqProMenus" meta:value-type="boolean">false</meta:user-defined>
  </office:meta>
</office:document-meta>
</file>